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CourierNew" svg:font-family="CourierNew"/>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965in"/>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fo:text-align="justify" style:justify-single-word="false" style:writing-mode="lr-tb"/>
      <style:text-properties fo:font-variant="normal" fo:text-transform="none" fo:color="#000000" style:text-line-through-style="none" style:font-name="Arial1" fo:font-size="9.75pt" fo:font-style="normal" style:text-underline-style="none" fo:font-weight="normal" style:text-blinking="false" fo:background-color="transparent"/>
    </style:style>
    <style:style style:name="P4" style:family="paragraph" style:parent-style-name="Text_20_body">
      <style:paragraph-properties fo:margin-top="0in" fo:margin-bottom="0in" fo:text-align="justify" style:justify-single-word="false" style:writing-mode="lr-tb"/>
      <style:text-properties fo:font-variant="normal" fo:text-transform="none" fo:color="#000000" style:text-line-through-style="none" style:font-name="Arial1" fo:font-size="9.75pt" fo:font-style="normal" style:text-underline-style="none" fo:font-weight="bold" style:text-blinking="false" fo:background-color="transparent"/>
    </style:style>
    <style:style style:name="P5" style:family="paragraph" style:parent-style-name="Text_20_body">
      <style:paragraph-properties fo:margin-top="0in" fo:margin-bottom="0in" fo:text-align="justify" style:justify-single-word="false"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text-align="justify" style:justify-single-word="false" style:writing-mode="lr-tb"/>
      <style:text-properties fo:font-variant="normal" fo:text-transform="none" fo:color="#000000" style:text-line-through-style="none" style:font-name="CourierNew" fo:font-size="9.75pt" fo:font-style="normal" style:text-underline-style="none" fo:font-weight="normal" style:text-blinking="false" fo:background-color="transparent"/>
    </style:style>
    <style:style style:name="P7" style:family="paragraph" style:parent-style-name="Text_20_body">
      <style:paragraph-properties fo:margin-top="0in" fo:margin-bottom="0in"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8" style:family="paragraph" style:parent-style-name="Text_20_body">
      <style:paragraph-properties fo:margin-top="0in" fo:margin-bottom="0in" fo:text-align="justify" style:justify-single-word="false" style:writing-mode="lr-tb"/>
    </style:style>
    <style:style style:name="P9" style:family="paragraph" style:parent-style-name="Text_20_body" style:list-style-name="L1">
      <style:paragraph-properties fo:margin-top="0in" fo:margin-bottom="0in" fo:text-align="justify" style:justify-single-word="false" fo:background-color="transparent" style:writing-mode="lr-tb">
        <style:background-image/>
      </style:paragraph-properties>
      <style:text-properties fo:font-variant="normal" fo:text-transform="none" fo:color="#000000" style:text-line-through-style="none" style:font-name="Arial1" fo:font-size="9.75pt" fo:font-style="normal" style:text-underline-style="none" fo:font-weight="normal" style:text-blinking="false"/>
    </style:style>
    <style:style style:name="T1" style:family="text">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T2" style:family="text">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T4" style:family="text">
      <style:text-properties fo:font-variant="normal" fo:text-transform="none" fo:color="#000000" style:text-line-through-style="none" style:font-name="Arial1" fo:font-size="9.75pt" fo:font-style="normal" style:text-underline-style="none" fo:font-weight="bold" style:text-blinking="false" fo:background-color="transparent"/>
    </style:style>
    <style:style style:name="T5" style:family="text">
      <style:text-properties fo:font-variant="normal" fo:text-transform="none" fo:color="#000000" style:text-line-through-style="none" style:font-name="Arial1" fo:font-size="9.75pt" fo:font-style="normal" style:text-underline-style="none" fo:font-weight="normal" style:text-blinking="false" fo:background-color="transparent"/>
    </style:style>
    <style:style style:name="T6" style:family="text">
      <style:text-properties fo:font-variant="normal" fo:text-transform="none" fo:color="#000000" style:text-line-through-style="none" style:font-name="Arial1" fo:font-size="9.75pt" fo:font-style="italic" style:text-underline-style="none" fo:font-weight="normal"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variant="normal" fo:text-transform="none" fo:color="#000000" style:text-line-through-style="none" style:font-name="CourierNew" fo:font-size="9.75pt" fo:font-style="normal" style:text-underline-style="none" fo:font-weight="normal" style:text-blinking="false" fo:background-color="transparent"/>
    </style:style>
    <style:style style:name="T9" style:family="text">
      <style:text-properties fo:font-variant="normal" fo:text-transform="none" fo:color="#1155cc" style:font-name="Arial1" fo:font-size="9.75pt" fo:font-style="normal" style:text-underline-style="solid" style:text-underline-width="auto" style:text-underline-color="font-color" fo:font-weight="normal" fo:background-color="transparent"/>
    </style:style>
    <style:style style:name="T10" style:family="text">
      <style:text-properties fo:background-color="transparent"/>
    </style:style>
    <style:style style:name="T11" style:family="text">
      <style:text-properties style:font-name="CourierNew" fo:font-size="9.75pt" fo:font-style="normal" fo:font-weight="normal"/>
    </style:style>
    <style:style style:name="T12" style:family="text">
      <style:text-properties style:font-name="CourierNew" fo:background-color="transparen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s a google doc that I can't share, but here's all the text copied below<text:line-break/><text:line-break/><text:bookmark text:name="internal-source-marker_0.6380050782185497"/><text:span text:style-name="T1">CS187 Programming With Data Structures</text:span><text:line-break/><text:span text:style-name="T2">Assignment 04</text:span><text:line-break/><text:span text:style-name="T2">100 Points</text:span><text:line-break/><text:line-break/><text:span text:style-name="T3">Submission Instructions</text:span></text:p>
      <text:p text:style-name="P3">You are to submit your solutions to Blackboard before the specified due date. It is your responsibility to ensure that you have submitted your assignment properly. To do this you should upload your solutions to Blackboard and check to make sure that your submission has been received. In addition, if you are not confident that you uploaded your solutions properly it is helpful to download your submission to make sure that what you submitted is what you think you submitted. We will not allow extensions to any assignment, including assignments that were not submitted properly, so it is important that you verify that Blackboard has received your submission correctly before the assigned due date. It is extremely unlikely that Blackboard will be in error so make sure your submission is received.</text:p>
      <text:p text:style-name="Text_20_body"/>
      <text:p text:style-name="P5">Written Exercises</text:p>
      <text:p text:style-name="Text_20_body"/>
      <text:p text:style-name="P8"><text:span text:style-name="T4">Question 1 (6 Points):</text:span><text:span text:style-name="T7"> </text:span><text:span text:style-name="T5">Show what is written by the following segments of code, given that </text:span><text:span text:style-name="T8">element1</text:span><text:span text:style-name="T5">, </text:span><text:span text:style-name="T8">element2</text:span><text:span text:style-name="T5">, and </text:span><text:span text:style-name="T8">element3</text:span><text:span text:style-name="T7"> </text:span><text:span text:style-name="T5">are </text:span><text:span text:style-name="T8">int</text:span><text:span text:style-name="T7"> </text:span><text:span text:style-name="T5">variables, and </text:span><text:span text:style-name="T8">queue</text:span><text:span text:style-name="T7"> </text:span><text:span text:style-name="T5">is an object that fits the abstract description of a queue as given in Section 5.2.  Assume that you can store and retrieve values of type </text:span><text:span text:style-name="T8">int</text:span><text:span text:style-name="T7"> </text:span><text:span text:style-name="T5">in </text:span><text:span text:style-name="T8">queue</text:span><text:span text:style-name="T5">.</text:span></text:p>
      <text:p text:style-name="Text_20_body"/>
      <text:p text:style-name="P4">Code Segment A</text:p>
      <text:p text:style-name="P6">element1 = 1;</text:p>
      <text:p text:style-name="P6">element2 = 0;</text:p>
      <text:p text:style-name="P6">element3 = 4;</text:p>
      <text:p text:style-name="P6">queue.enqueue(element2);</text:p>
      <text:p text:style-name="P6">queue.enqueue(element1);</text:p>
      <text:p text:style-name="P6">queue.enqueue(element1 + element3);</text:p>
      <text:p text:style-name="P6">element2 = queue.dequeue();</text:p>
      <text:p text:style-name="P6">queue.enqueue(element3*element3);</text:p>
      <text:p text:style-name="P6">queue.enqueue(element2);</text:p>
      <text:p text:style-name="P6">queue.enqueue(3);</text:p>
      <text:p text:style-name="P6">element1 = queue.dequeue();</text:p>
      <text:p text:style-name="P6">System.out.println(element1 + " " + element2 + " " + element3);</text:p>
      <text:p text:style-name="P6">while (!queue.isEmpty()) {</text:p>
      <text:p text:style-name="P7">   <text:span text:style-name="T11">element1 = queue.dequeue();</text:span></text:p>
      <text:p text:style-name="P7">   <text:span text:style-name="T11">System.out.println(element1);</text:span></text:p>
      <text:p text:style-name="P6">}</text:p>
      <text:p text:style-name="Text_20_body"/>
      <text:p text:style-name="P4">Code Segment B</text:p>
      <text:p text:style-name="P6">element1 = 4;</text:p>
      <text:p text:style-name="P6">element3 = 0;</text:p>
      <text:p text:style-name="P6">element2 = element1 + 1;</text:p>
      <text:p text:style-name="P6">queue.enqueue(element2);</text:p>
      <text:p text:style-name="P6">queue.enqueue(element2 + 1);</text:p>
      <text:p text:style-name="P6">queue.enqueue(element1);</text:p>
      <text:p text:style-name="P6">element2 = queue.dequeue();</text:p>
      <text:p text:style-name="P6">element1 = element2 + 1;</text:p>
      <text:p text:style-name="P6">queue.enqueue(element1);</text:p>
      <text:p text:style-name="P6">queue.enqueue(element3);</text:p>
      <text:p text:style-name="P6">while (!queue.isEmpty()) {</text:p>
      <text:p text:style-name="P7">   <text:span text:style-name="T11">element1 = queue.dequeue();</text:span></text:p>
      <text:p text:style-name="P7"><text:soft-page-break/>   <text:span text:style-name="T11">System.out.println(element1);</text:span></text:p>
      <text:p text:style-name="P6">}</text:p>
      <text:p text:style-name="P6">System.out.println(element1 + " " + element2 + " " + element3);</text:p>
      <text:p text:style-name="Text_20_body"/>
      <text:p text:style-name="P8"><text:span text:style-name="T4">Question 2 (5 Points):</text:span><text:span text:style-name="T7"> </text:span><text:span text:style-name="T5">Show the internal view of memory for each step of the following code sequence:</text:span></text:p>
      <text:p text:style-name="Text_20_body"/>
      <text:p text:style-name="P6">ArrayBndQueue&lt;String&gt; q = new ArrayBndQueue&lt;String&gt;(5);</text:p>
      <text:p text:style-name="P6">q.enqueue("X");</text:p>
      <text:p text:style-name="P6">q.enqueue("M");</text:p>
      <text:p text:style-name="P6">q.dequeue();</text:p>
      <text:p text:style-name="P6">q.enqueue("T");</text:p>
      <text:p text:style-name="Text_20_body"/>
      <text:p text:style-name="P3">Use diagrams similar to those on page 307 of the textbook.  You are not required to draw them out graphically, you can provide some reasonable text-based diagram.</text:p>
      <text:p text:style-name="Text_20_body"/>
      <text:p text:style-name="P8"><text:span text:style-name="T4">Question 3 (10 Points):</text:span><text:span text:style-name="T7"> </text:span><text:span text:style-name="T5">Write a segment of code (application level) to perform each of the following operations.  Assume </text:span><text:span text:style-name="T8">myQueue</text:span><text:span text:style-name="T7"> </text:span><text:span text:style-name="T5">is an object of the class </text:span><text:span text:style-name="T8">ArrayUnbndQueue</text:span><text:span text:style-name="T5">.  You may call any of the public methods.  You may also declare additional queue objects.</text:span></text:p>
      <text:p text:style-name="Text_20_body"/>
      <text:list xml:id="list604262664" text:style-name="L1">
        <text:list-item>
          <text:p text:style-name="P9"><text:span text:style-name="T10">Set </text:span><text:span text:style-name="T12">secondElement</text:span><text:span text:style-name="T10"> to the second element from the beginning of </text:span><text:span text:style-name="T12">myQueue</text:span><text:span text:style-name="T10">, leaving </text:span><text:span text:style-name="T12">myQueue</text:span><text:span text:style-name="T10"> without its original two front elements.</text:span></text:p>
        </text:list-item>
        <text:list-item>
          <text:p text:style-name="P9"><text:span text:style-name="T10">Set </text:span><text:span text:style-name="T12">rear</text:span><text:span text:style-name="T10"> equal to the rear element in </text:span><text:span text:style-name="T12">myQueue</text:span><text:span text:style-name="T10">, leaving </text:span><text:span text:style-name="T12">myQueue</text:span><text:span text:style-name="T10"> empty.</text:span></text:p>
        </text:list-item>
        <text:list-item>
          <text:p text:style-name="P9"><text:span text:style-name="T10">Set </text:span><text:span text:style-name="T12">rear</text:span><text:span text:style-name="T10"> equal to the rear element in </text:span><text:span text:style-name="T12">myQueue</text:span><text:span text:style-name="T10">, leaving </text:span><text:span text:style-name="T12">myQueue</text:span><text:span text:style-name="T10"> unchanged.</text:span></text:p>
        </text:list-item>
        <text:list-item>
          <text:p text:style-name="P9"><text:span text:style-name="T10">Print out the contents of </text:span><text:span text:style-name="T12">myQueue</text:span><text:span text:style-name="T10">, leaving </text:span><text:span text:style-name="T12">myQueue</text:span><text:span text:style-name="T10"> unchanged.</text:span></text:p>
        </text:list-item>
      </text:list>
      <text:p text:style-name="Text_20_body"/>
      <text:p text:style-name="P8"><text:span text:style-name="T4">Question 4 (10 Points):</text:span><text:span text:style-name="T7"> </text:span><text:span text:style-name="T5">What is the output of each of the following code sequences?  List all possible results and explain your answers.</text:span></text:p>
      <text:p text:style-name="Text_20_body"/>
      <text:p text:style-name="P4">Code Sequence A</text:p>
      <text:p text:style-name="P6">Counter c = new Counter();</text:p>
      <text:p text:style-name="P6">c.increment();</text:p>
      <text:p text:style-name="P6">c.increment();</text:p>
      <text:p text:style-name="P6">System.out.println(c);</text:p>
      <text:p text:style-name="Text_20_body"/>
      <text:p text:style-name="P4">Code Sequence B</text:p>
      <text:p text:style-name="P6">Counter c = new Counter();</text:p>
      <text:p text:style-name="P6">Runnable r = new Increase(c, 3);</text:p>
      <text:p text:style-name="P6">Thread t = new Thread(r);</text:p>
      <text:p text:style-name="P6">c.increment();</text:p>
      <text:p text:style-name="P6">t.start();</text:p>
      <text:p text:style-name="P6">System.out.println(c);</text:p>
      <text:p text:style-name="Text_20_body"/>
      <text:p text:style-name="P4">Code Sequence C</text:p>
      <text:p text:style-name="P6">Counter c = new Counter();</text:p>
      <text:p text:style-name="P6">Runnable r = new Increase(c, 3);</text:p>
      <text:p text:style-name="P6">Thread t = new Thread(r);</text:p>
      <text:p text:style-name="P6">t.start();</text:p>
      <text:p text:style-name="P6">c.increment();</text:p>
      <text:p text:style-name="P6">t.join();</text:p>
      <text:p text:style-name="P6">System.out.println(c);</text:p>
      <text:p text:style-name="Text_20_body"/>
      <text:p text:style-name="P8"><text:soft-page-break/><text:span text:style-name="T4">Question 5 (10 Points):</text:span><text:span text:style-name="T7"> </text:span><text:span text:style-name="T5">Suppose we have a Rectangle class that includes length and width attributes of type int, both set by the constructor.  Write a compareTo method for this class so that Rectangle objects are ordered based on their:</text:span></text:p>
      <text:p text:style-name="P3">a. Perimeter.</text:p>
      <text:p text:style-name="Text_20_body"/>
      <text:p text:style-name="P3">b. Area.</text:p>
      <text:p text:style-name="Text_20_body"/>
      <text:p text:style-name="P8"><text:span text:style-name="T4">Question 6 (8 Points):</text:span><text:span text:style-name="T7"> </text:span><text:span text:style-name="T5">The specification for our List ADT allow lists to contain duplicate elements.  Describe how you would change the specifications if duplicate elements were not permitted.  How would this decision impact the array-based implementation?  How would this decision impact the linked-list implementation?</text:span></text:p>
      <text:p text:style-name="Text_20_body"/>
      <text:p text:style-name="P5">Programming Exercises</text:p>
      <text:p text:style-name="Text_20_body"/>
      <text:p text:style-name="P8"><text:span text:style-name="T5">Each of the following problems should be part of a single Eclipse Java project and submitted as an exported project.  You can use the </text:span><text:a xlink:type="simple" xlink:href="https://docs.google.com/open?id=0B5jcIXotvJOzbjh2SVNoakZ5a3M"><text:span text:style-name="T9">code for Chapter 6</text:span></text:a><text:span text:style-name="T7"> </text:span><text:span text:style-name="T5">as a starting point.</text:span></text:p>
      <text:p text:style-name="Text_20_body"/>
      <text:p text:style-name="P8"><text:span text:style-name="T4">Question P1 (20 Points):</text:span><text:span text:style-name="T7"> </text:span><text:span text:style-name="T5">A </text:span><text:span text:style-name="T6">dequeue</text:span><text:span text:style-name="T7"> </text:span><text:span text:style-name="T5">is like a queue but it also allows you to insert into the front of the queue and to remove from the rear of the queue.  Create an array-based </text:span><text:span text:style-name="T8">Dequeue</text:span><text:span text:style-name="T7"> </text:span><text:span text:style-name="T5">class that implements the </text:span><text:span text:style-name="T8">UnboundedQueueInterface</text:span><text:span text:style-name="T7"> </text:span><text:span text:style-name="T5">interface (page 302) and the </text:span><text:span text:style-name="T8">UnboundedDequeueInterface </text:span><text:span text:style-name="T5">interface.  Provide a driver class called </text:span><text:span text:style-name="T8">DequeueDriver</text:span><text:span text:style-name="T7"> </text:span><text:span text:style-name="T5">that demonstrates the functionality of your </text:span><text:span text:style-name="T8">Dequeue</text:span><text:span text:style-name="T7"> </text:span><text:span text:style-name="T5">class.  Your driver does not need to request input from the user.  Here is the </text:span><text:span text:style-name="T8">UnboundedDequeueInterface</text:span><text:span text:style-name="T7"> </text:span><text:span text:style-name="T5">interface:</text:span></text:p>
      <text:p text:style-name="Text_20_body"/>
      <text:p text:style-name="P6">package cs187.a04.p1;</text:p>
      <text:p text:style-name="P6">public interface UnboundedDequeueInterface&lt;T&gt; {</text:p>
      <text:p text:style-name="P7">   <text:span text:style-name="T11">public void insertFront(T element);</text:span></text:p>
      <text:p text:style-name="P7">   <text:span text:style-name="T11">public T removeRear();</text:span></text:p>
      <text:p text:style-name="P6">}</text:p>
      <text:p text:style-name="Text_20_body"/>
      <text:p text:style-name="P8"><text:span text:style-name="T5">You may use the </text:span><text:span text:style-name="T8">ArrayUnbndQueue</text:span><text:span text:style-name="T7"> </text:span><text:span text:style-name="T5">and </text:span><text:span text:style-name="T8">GlassQueue</text:span><text:span text:style-name="T7"> </text:span><text:span text:style-name="T5">classes as a basis for implementing your </text:span><text:span text:style-name="T8">Dequeue</text:span><text:span text:style-name="T7"> </text:span><text:span text:style-name="T5">class.</text:span></text:p>
      <text:p text:style-name="Text_20_body"/>
      <text:p text:style-name="P8"><text:span text:style-name="T4">Question P2 (25 Points):</text:span><text:span text:style-name="T7"> </text:span><text:span text:style-name="T5">A </text:span><text:span text:style-name="T6">reverselist</text:span><text:span text:style-name="T7"> </text:span><text:span text:style-name="T5">is a list that can be reversed with a single call to its </text:span><text:span text:style-name="T8">reverse</text:span><text:span text:style-name="T7"> </text:span><text:span text:style-name="T5">method.  Create a reference-based </text:span><text:span text:style-name="T8">ReverseList</text:span><text:span text:style-name="T7"> </text:span><text:span text:style-name="T5">class that extends the </text:span><text:span text:style-name="T8">RefUnsortedList</text:span><text:span text:style-name="T7"> </text:span><text:span text:style-name="T5">class (page 437) and implements the </text:span><text:span text:style-name="T8">ReverseListInterface</text:span><text:span text:style-name="T7"> </text:span><text:span text:style-name="T5">interface.  Your </text:span><text:span text:style-name="T8">ReverseList</text:span><text:span text:style-name="T7"> </text:span><text:span text:style-name="T5">class must also include a constructor that takes a single object </text:span><text:span text:style-name="T8">list</text:span><text:span text:style-name="T7"> </text:span><text:span text:style-name="T5">of type </text:span><text:span text:style-name="T8">ListInterface</text:span><text:span text:style-name="T7"> </text:span><text:span text:style-name="T5">to initialize your </text:span><text:span text:style-name="T8">ReverseList</text:span><text:span text:style-name="T7"> </text:span><text:span text:style-name="T5">as the reverse of </text:span><text:span text:style-name="T8">list</text:span><text:span text:style-name="T5">.  You should use objects of type </text:span><text:span text:style-name="T8">LLNode</text:span><text:span text:style-name="T7"> </text:span><text:span text:style-name="T5">to implement the </text:span><text:span text:style-name="T8">ReverseList</text:span><text:span text:style-name="T7"> </text:span><text:span text:style-name="T5">class.  The </text:span><text:span text:style-name="T8">reverse</text:span><text:span text:style-name="T7"> </text:span><text:span text:style-name="T5">method simply reverses all the links of the </text:span><text:span text:style-name="T8">LLNode</text:span><text:span text:style-name="T5">'s objects of the list.  You should be able to call </text:span><text:span text:style-name="T8">reverse</text:span><text:span text:style-name="T7"> </text:span><text:span text:style-name="T5">as many times as you want to reverse the list.  Provide a driver class called </text:span><text:span text:style-name="T8">ReverseListDriver</text:span><text:span text:style-name="T7"> </text:span><text:span text:style-name="T5">that demonstrates the functionality of your </text:span><text:span text:style-name="T8">ReverseList</text:span><text:span text:style-name="T7"> </text:span><text:span text:style-name="T5">class.  You must provide an example of constructing a </text:span><text:span text:style-name="T8">ReverseList</text:span><text:span text:style-name="T7"> </text:span><text:span text:style-name="T5">from an </text:span><text:span text:style-name="T6">indexed list</text:span><text:span text:style-name="T5">, an </text:span><text:span text:style-name="T6">unsorted list</text:span><text:span text:style-name="T5">, and a </text:span><text:span text:style-name="T6">sorted list</text:span><text:span text:style-name="T7"> </text:span><text:span text:style-name="T5">as part of your driver program.  Your driver does not need to request input from the user.  Here is the </text:span><text:span text:style-name="T8">ReverseListInterface</text:span><text:span text:style-name="T5">:</text:span></text:p>
      <text:p text:style-name="Text_20_body"/>
      <text:p text:style-name="P6">package cs187.a04.p2;</text:p>
      <text:p text:style-name="P6">public interface ReverseListInterface&lt;T&gt; {</text:p>
      <text:p text:style-name="P7">   <text:span text:style-name="T11">public void reverse();</text:span></text:p>
      <text:p text:style-name="P7">   <text:span text:style-name="T11">public void reverseIterative();</text:span></text:p>
      <text:p text:style-name="P7">   <text:span text:style-name="T11">public void reverseRecursion();</text:span></text:p>
      <text:p text:style-name="P6">}</text:p>
      <text:p text:style-name="Text_20_body"><text:soft-page-break/></text:p>
      <text:p text:style-name="P8"><text:span text:style-name="T5">The </text:span><text:span text:style-name="T8">ReverseList</text:span><text:span text:style-name="T7"> </text:span><text:span text:style-name="T5">class must include both an iterative version of </text:span><text:span text:style-name="T8">reverse</text:span><text:span text:style-name="T7"> </text:span><text:span text:style-name="T5">and a recursive version of </text:span><text:span text:style-name="T8">reverse</text:span><text:span text:style-name="T5">.  The </text:span><text:span text:style-name="T8">reverse</text:span><text:span text:style-name="T7"> </text:span><text:span text:style-name="T5">method may call either one to reverse the list.  The constructor of the </text:span><text:span text:style-name="T8">ReverseList</text:span><text:span text:style-name="T7"> </text:span><text:span text:style-name="T5">class has the following signature:</text:span></text:p>
      <text:p text:style-name="Text_20_body"/>
      <text:p text:style-name="P6">public ReverseList(ListInterface&lt;T&gt; list);</text:p>
      <text:p text:style-name="Text_20_body"/>
      <text:p text:style-name="P8"><text:span text:style-name="T5">You may use the </text:span><text:span text:style-name="T8">RefUnsortedList</text:span><text:span text:style-name="T7"> </text:span><text:span text:style-name="T5">as a basis for implementing your </text:span><text:span text:style-name="T8">ReverseList</text:span><text:span text:style-name="T7"> </text:span><text:span text:style-name="T5">class.</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ourierNew" svg:font-family="CourierNew"/>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15T17:15:14</meta:creation-date>
    <meta:document-statistic meta:table-count="0" meta:image-count="0" meta:object-count="0" meta:page-count="4" meta:paragraph-count="93" meta:word-count="1001" meta:character-count="6649"/>
    <dc:date>2012-07-15T17:16:10</dc:date>
    <meta:editing-duration>PT00H00M57S</meta:editing-duration>
    <meta:editing-cycles>1</meta:editing-cycles>
    <meta:generator>NeoOffice/3.2.1$Unix OpenOffice.org_project/Patch 6</meta:generator>
  </office:meta>
</office:document-meta>
</file>